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number-columns-repeated="10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table:style-name="ce1" office:value-type="string">
            <text:p>L3 – 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table:style-name="ce1" office:value-type="string">
            <text:p>L1 - 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table:style-name="ce1" office:value-type="string">
            <text:p>L2 – 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" office:value-type="string">
            <text:p>L2 – 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table:style-name="ce1" office:value-type="string">
            <text:p>L1 - 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1" office:value-type="string">
            <text:p>L3 – 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</table:table>
      <table:table table:name="Arkusz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19.04.2016</text:date>, <text:time>08:58:3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M WM</meta:initial-creator>
    <meta:creation-date>2016-04-18T23:02:58.87</meta:creation-date>
    <dc:date>2016-04-19T08:58:37.14</dc:date>
    <dc:creator>WM WM</dc:creator>
    <meta:editing-duration>PT9H40M28S</meta:editing-duration>
    <meta:editing-cycles>1</meta:editing-cycles>
    <meta:document-statistic meta:table-count="3" meta:cell-count="100" meta:object-count="0"/>
    <meta:generator>OpenOffice/4.1.1$Win32 OpenOffice.org_project/411m6$Build-9775</meta:generator>
  </office:meta>
</office:document-meta>
</file>